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5000002ADA47120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1.315cm" draw:z-index="0"><draw:image xlink:href="Pictures/1000020100000405000002ADA47120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6-22T03:25:39.28</meta:creation-date>
    <meta:generator>OpenOffice/4.1.5$Win32 OpenOffice.org_project/415m1$Build-9789</meta:generator>
    <meta:document-statistic meta:table-count="0" meta:image-count="1" meta:object-count="0" meta:page-count="1" meta:paragraph-count="0" meta:word-count="0" meta:character-count="0"/>
    <dc:date>2018-06-22T04:15:01.75</dc:date>
    <dc:creator>Mark Ferguson</dc:creator>
    <meta:editing-duration>PT34S</meta:editing-duration>
    <meta:editing-cycles>1</meta:editing-cycles>
  </office:meta>
</office:document-meta>
</file>